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application/rdf+xml" manifest:full-path="wollmux.rdf"/>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rame_20_contents">
      <style:text-properties text:display="none"/>
    </style:style>
    <style:style style:name="P2" style:family="paragraph" style:parent-style-name="Standard">
      <style:text-properties fo:font-size="24pt" style:font-size-asian="24pt" style:font-size-complex="24pt"/>
    </style:style>
    <style:style style:name="fr1"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t;ds&gt;" text:name="WM(FUNCTION 'AUTOFUNCTION_1307518107015_0')&#10;"/>
      </text:user-field-decls>
      <draw:frame draw:style-name="fr1" draw:name="WollMuxDaten" text:anchor-type="page" text:anchor-page-number="1" svg:x="0cm" svg:width="0.041cm" svg:height="0.041cm" draw:z-index="0">
        <draw:text-box>
          <text:p text:style-name="P1"><office:annotation><dc:creator>WollMuxVersion</dc:creator><dc:date>2011-06-08T09:27:28</dc:date><text:p>unknown</text:p></office:annotation><office:annotation><dc:creator>OOoVersion</dc:creator><dc:date>2011-06-08T09:27:28</dc:date><text:p>3.2.1</text:p></office:annotation><office:annotation><dc:creator>WollMuxFormularwerte</dc:creator><dc:date>2011-06-08T09:27:52</dc:date><text:p/><text:p>WM(</text:p><text:p/><text:p><text:s text:c="2"/>Formularwerte(</text:p><text:p><text:s text:c="4"/>(ID "#DS" VALUE "3")</text:p><text:p><text:s text:c="4"/>(ID "#SB" VALUE "3")</text:p><text:p><text:s text:c="4"/>(ID "ds" VALUE "3")</text:p><text:p><text:s text:c="2"/>)</text:p><text:p>)</text:p></office:annotation><office:annotation><dc:creator>WollMuxFormularbeschreibung</dc:creator><dc:date>2011-06-08T09:28:27</dc:date><text:p/><text:p>WM(</text:p><text:p/><text:p><text:s text:c="2"/>Formular(</text:p><text:p/><text:p><text:s text:c="4"/>Funktionen(</text:p><text:p/><text:p><text:s text:c="6"/>AUTOFUNCTION_1307518107015_0(</text:p><text:p/><text:p><text:s text:c="8"/>IF(</text:p><text:p/><text:p><text:s text:c="10"/>STRCMP(</text:p><text:p><text:s text:c="12"/>VALUE "ds"</text:p><text:p><text:s text:c="12"/>"1"</text:p><text:p><text:s text:c="10"/>)</text:p><text:p><text:s text:c="10"/>THEN(CAT "EINS")</text:p><text:p><text:s text:c="10"/>ELSE(CAT "else")</text:p><text:p><text:s text:c="8"/>)</text:p><text:p><text:s text:c="6"/>)</text:p><text:p><text:s text:c="4"/>)</text:p><text:p><text:s text:c="2"/>)</text:p><text:p>)</text:p></office:annotation><office:annotation><dc:creator>WollMuxSeriendruck</dc:creator><dc:date>2011-06-09T10:04:21</dc:date><text:p/><text:p>WM(</text:p><text:p/><text:p><text:s text:c="2"/>Seriendruck(</text:p><text:p><text:s text:c="4"/>Datenquelle(TYPE "calc" URL "file:///home/christoph.lutz/eclipse_ws/WollMux/testdata/brief.ods" TABLE "Tabelle1")</text:p><text:p><text:s text:c="2"/>)</text:p><text:p>)</text:p></office:annotation></text:p>
        </draw:text-box>
      </draw:frame>
      <text:p text:style-name="P2"><text:database-display text:table-name="Table" text:table-type="table" text:column-name="ds" text:database-name="DataBase">&lt;ds&gt;</text:database-display> <text:user-field-input text:name="WM(FUNCTION 'AUTOFUNCTION_1307518107015_0')&#10;" text:description="Wenn...Dann...Sonst...">&lt;ds&gt;</text:user-field-input></text:p>
      <text:p text:style-name="Standard"/>
      <text:p text:style-name="Standard">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Standard"/>
      <text:p text:style-name="Standard">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Standard"/>
      <text:p text:style-name="Standard">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text:soft-page-break/>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2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eite <text:page-number text:select-page="current">2</text:page-number> von <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8T09:26:21</meta:creation-date>
    <dc:date>2011-06-09T10:04:25</dc:date>
    <meta:editing-duration>PT00H02M20S</meta:editing-duration>
    <meta:editing-cycles>2</meta:editing-cycles>
    <meta:generator>OpenOffice.org/3.2$Linux OpenOffice.org_project/320m19$Build-9505</meta:generator>
    <meta:document-statistic meta:table-count="0" meta:image-count="0" meta:object-count="0" meta:page-count="2" meta:paragraph-count="5" meta:word-count="822" meta:character-count="5218"/>
  </office:meta>
</office:document-meta>
</file>